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monospace1" svg:font-family="monospace, 'Droid Sans Mono', monospace, monospace, 'Droid Sans Fallback'"/>
  </office:font-face-decls>
  <office:automatic-styles>
    <style:style style:name="P1" style:family="paragraph" style:parent-style-name="Standard">
      <style:text-properties officeooo:rsid="000bfacf" officeooo:paragraph-rsid="000bfacf"/>
    </style:style>
    <style:style style:name="P2" style:family="paragraph" style:parent-style-name="Standard">
      <style:text-properties officeooo:rsid="000dca1f" officeooo:paragraph-rsid="000dca1f"/>
    </style:style>
    <style:style style:name="P3" style:family="paragraph" style:parent-style-name="Standard">
      <style:paragraph-properties style:line-height-at-least="0.503cm"/>
      <style:text-properties fo:color="#000000" loext:opacity="100%" style:font-name="monospace1" fo:font-size="10.5pt" fo:font-weight="normal" fo:background-color="#fffffe"/>
    </style:style>
    <style:style style:name="P4" style:family="paragraph" style:parent-style-name="Standard">
      <style:text-properties fo:color="#000000" loext:opacity="100%" style:font-name="monospace1" fo:font-size="10.5pt" fo:font-weight="normal" officeooo:rsid="000dca1f" officeooo:paragraph-rsid="000dca1f" fo:background-color="#fffffe"/>
    </style:style>
    <style:style style:name="P5" style:family="paragraph" style:parent-style-name="Standard">
      <style:text-properties fo:color="#000000" loext:opacity="100%" style:font-name="monospace1" fo:font-size="10.5pt" fo:font-weight="normal" officeooo:rsid="00102518" officeooo:paragraph-rsid="00102518" fo:background-color="#fffffe"/>
    </style:style>
    <style:style style:name="P6" style:family="paragraph" style:parent-style-name="Standard">
      <style:text-properties fo:color="#000000" loext:opacity="100%" style:font-name="monospace1" fo:font-size="10.5pt" fo:font-weight="normal" officeooo:rsid="0011ebcf" officeooo:paragraph-rsid="0011ebcf" fo:background-color="#fffffe"/>
    </style:style>
    <style:style style:name="P7" style:family="paragraph" style:parent-style-name="Standard">
      <style:text-properties fo:color="#000000" loext:opacity="100%" style:font-name="monospace1" fo:font-size="10.5pt" fo:font-weight="normal" officeooo:rsid="0012ac00" officeooo:paragraph-rsid="0012ac00" fo:background-color="#fffffe"/>
    </style:style>
    <style:style style:name="P8" style:family="paragraph" style:parent-style-name="Standard">
      <style:paragraph-properties style:line-height-at-least="0.503cm"/>
      <style:text-properties fo:color="#000000" loext:opacity="100%" style:font-name="monospace1" fo:font-size="10.5pt" fo:font-weight="normal" fo:background-color="#fffffe"/>
    </style:style>
    <style:style style:name="P9" style:family="paragraph" style:parent-style-name="Standard">
      <style:paragraph-properties style:line-height-at-least="0.503cm"/>
      <style:text-properties fo:color="#000000" loext:opacity="100%" style:font-name="monospace1" fo:font-size="10.5pt" fo:font-weight="normal" officeooo:rsid="00131274" officeooo:paragraph-rsid="00131274" fo:background-color="#fffffe"/>
    </style:style>
    <style:style style:name="P10" style:family="paragraph" style:parent-style-name="Standard">
      <style:paragraph-properties style:line-height-at-least="0.503cm"/>
      <style:text-properties fo:color="#000000" loext:opacity="100%" style:font-name="monospace1" fo:font-size="10.5pt" fo:font-weight="normal" officeooo:rsid="0014ee25" officeooo:paragraph-rsid="0014ee25" fo:background-color="#fffffe"/>
    </style:style>
    <style:style style:name="P11" style:family="paragraph" style:parent-style-name="Standard">
      <style:paragraph-properties style:line-height-at-least="0.503cm"/>
      <style:text-properties fo:color="#000000" loext:opacity="100%" style:font-name="monospace1" fo:font-size="10.5pt" fo:font-weight="normal" officeooo:rsid="0016c856" officeooo:paragraph-rsid="0016c856" fo:background-color="#fffffe"/>
    </style:style>
    <style:style style:name="P12" style:family="paragraph" style:parent-style-name="Standard">
      <style:paragraph-properties style:line-height-at-least="0.503cm"/>
      <style:text-properties fo:color="#000000" loext:opacity="100%" style:font-name="monospace1" fo:font-size="10.5pt" fo:font-weight="normal" officeooo:rsid="0018fd39" officeooo:paragraph-rsid="0018fd39" fo:background-color="#fffffe"/>
    </style:style>
    <style:style style:name="P13" style:family="paragraph" style:parent-style-name="Standard">
      <style:paragraph-properties style:line-height-at-least="0.503cm"/>
      <style:text-properties fo:color="#000000" loext:opacity="100%" style:font-name="monospace1" fo:font-size="10.5pt" fo:font-weight="normal" officeooo:rsid="00196bb9" officeooo:paragraph-rsid="00196bb9" fo:background-color="#fffffe"/>
    </style:style>
    <style:style style:name="P14" style:family="paragraph" style:parent-style-name="Standard">
      <style:paragraph-properties style:line-height-at-least="0.503cm"/>
      <style:text-properties fo:color="#000000" loext:opacity="100%" style:font-name="monospace1" fo:font-size="10.5pt" fo:font-weight="normal" officeooo:rsid="001a3b8d" officeooo:paragraph-rsid="001a3b8d" fo:background-color="#fffffe"/>
    </style:style>
    <style:style style:name="P15" style:family="paragraph" style:parent-style-name="Standard">
      <style:text-properties fo:color="#000000" loext:opacity="100%" style:font-name="monospace1" fo:font-size="10.5pt" fo:font-weight="normal" officeooo:rsid="001a3b8d" officeooo:paragraph-rsid="001a3b8d" fo:background-color="#fffffe"/>
    </style:style>
    <style:style style:name="P16" style:family="paragraph" style:parent-style-name="Standard">
      <style:text-properties fo:color="#000000" loext:opacity="100%" style:font-name="monospace1" fo:font-size="10.5pt" fo:font-weight="normal" officeooo:rsid="000bfacf" officeooo:paragraph-rsid="000bfacf" fo:background-color="#fffffe"/>
    </style:style>
    <style:style style:name="P17" style:family="paragraph" style:parent-style-name="Standard">
      <style:paragraph-properties style:line-height-at-least="0.503cm"/>
      <style:text-properties fo:color="#000000" loext:opacity="100%" style:font-name="monospace" fo:font-size="9pt" fo:font-weight="normal" officeooo:rsid="001a3b8d" officeooo:paragraph-rsid="001a3b8d" fo:background-color="#fffffe"/>
    </style:style>
    <style:style style:name="P18" style:family="paragraph" style:parent-style-name="Standard">
      <style:paragraph-properties style:line-height-at-least="0.503cm"/>
      <style:text-properties fo:color="#008000" loext:opacity="100%" style:font-name="monospace1" fo:font-size="10.5pt" fo:font-weight="normal" fo:background-color="#fffffe"/>
    </style:style>
    <style:style style:name="P19" style:family="paragraph" style:parent-style-name="Standard">
      <style:paragraph-properties style:line-height-at-least="0.503cm"/>
    </style:style>
    <style:style style:name="P20" style:family="paragraph" style:parent-style-name="Standard">
      <style:paragraph-properties style:line-height-at-least="0.503cm"/>
      <style:text-properties officeooo:paragraph-rsid="00131274"/>
    </style:style>
    <style:style style:name="P21" style:family="paragraph" style:parent-style-name="Standard">
      <style:text-properties officeooo:rsid="000bfacf" officeooo:paragraph-rsid="000bfacf"/>
    </style:style>
    <style:style style:name="P22" style:family="paragraph" style:parent-style-name="Standard">
      <style:text-properties officeooo:rsid="001a3b8d" officeooo:paragraph-rsid="001a3b8d"/>
    </style:style>
    <style:style style:name="T1" style:family="text">
      <style:text-properties fo:color="#795e26" loext:opacity="100%"/>
    </style:style>
    <style:style style:name="T2" style:family="text">
      <style:text-properties fo:color="#af00db" loext:opacity="100%"/>
    </style:style>
    <style:style style:name="T3" style:family="text">
      <style:text-properties fo:color="#af00db" loext:opacity="100%" officeooo:rsid="001768c6"/>
    </style:style>
    <style:style style:name="T4" style:family="text">
      <style:text-properties fo:color="#a31515" loext:opacity="100%"/>
    </style:style>
    <style:style style:name="T5" style:family="text">
      <style:text-properties fo:color="#098156" loext:opacity="100%"/>
    </style:style>
    <style:style style:name="T6" style:family="text">
      <style:text-properties fo:color="#000000" loext:opacity="100%" style:font-name="monospace" fo:font-size="9pt" fo:font-weight="normal" officeooo:rsid="00196bb9" fo:background-color="#fffffe" loext:char-shading-value="0"/>
    </style:style>
    <style:style style:name="T7" style:family="text">
      <style:text-properties fo:color="#0000ff" loext:opacity="100%"/>
    </style:style>
    <style:style style:name="T8" style:family="text">
      <style:text-properties fo:color="#001080" loext:opacity="100%"/>
    </style:style>
    <style:style style:name="T9" style:family="text">
      <style:text-properties style:font-name="monospace" fo:font-size="9pt"/>
    </style:style>
    <style:style style:name="T10" style:family="text">
      <style:text-properties style:font-name="monospace" fo:font-size="9pt" officeooo:rsid="00196b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/>
      <text:p text:style-name="P16"><text:span text:style-name="T2">import</text:span> math</text:p>
      <text:p text:style-name="P3">arr = [<text:span text:style-name="T5">115.3</text:span>,<text:span text:style-name="T5">195.5</text:span>,<text:span text:style-name="T5">120.5</text:span>,<text:span text:style-name="T5">110.2</text:span>,<text:span text:style-name="T5">90.4</text:span>,<text:span text:style-name="T5">105.6</text:span>,<text:span text:style-name="T5">110.9</text:span>,<text:span text:style-name="T5">116.3</text:span>,<text:span text:style-name="T5">122.3</text:span>,<text:span text:style-name="T5">125.4</text:span>]</text:p>
      <text:p text:style-name="P3">sum = <text:span text:style-name="T5">0</text:span></text:p>
      <text:p text:style-name="P3"><text:span text:style-name="T2">for</text:span> i <text:span text:style-name="T7">in</text:span> arr:</text:p>
      <text:p text:style-name="P3">sum = sum + i</text:p>
      <text:p text:style-name="P3">mean = sum/<text:span text:style-name="T5">10</text:span></text:p>
      <text:p text:style-name="P3"><text:span text:style-name="T1">print</text:span>(<text:span text:style-name="T4">"mean="</text:span>,mean)</text:p>
      <text:p text:style-name="P3">arr.sort()</text:p>
      <text:p text:style-name="P3">mid = <text:span text:style-name="T1">len</text:span>(arr)//<text:span text:style-name="T5">2</text:span></text:p>
      <text:p text:style-name="P3">med = (arr[mid]+arr[mid+<text:span text:style-name="T5">1</text:span>])/<text:span text:style-name="T5">2</text:span></text:p>
      <text:p text:style-name="P3"><text:span text:style-name="T1">print</text:span>(<text:span text:style-name="T4">"median="</text:span>,med)</text:p>
      <text:p text:style-name="P3">count = <text:span text:style-name="T5">1</text:span></text:p>
      <text:p text:style-name="P3">m=<text:span text:style-name="T5">0</text:span></text:p>
      <text:p text:style-name="P3">diff=<text:span text:style-name="T5">0.0</text:span></text:p>
      <text:p text:style-name="P3">var=<text:span text:style-name="T5">0.0</text:span></text:p>
      <text:p text:style-name="P3">mod=<text:span text:style-name="T5">0.0</text:span></text:p>
      <text:p text:style-name="P3"><text:span text:style-name="T2">for</text:span> i <text:span text:style-name="T7">in</text:span> <text:span text:style-name="T1">range</text:span>(<text:span text:style-name="T5">0</text:span>,<text:span text:style-name="T5">10</text:span>):</text:p>
      <text:p text:style-name="P3"><text:span text:style-name="T2">for</text:span> j <text:span text:style-name="T7">in</text:span> <text:span text:style-name="T1">range</text:span>(i+<text:span text:style-name="T5">1</text:span>,<text:span text:style-name="T5">10</text:span>):</text:p>
      <text:p text:style-name="P3"><text:span text:style-name="T2">if</text:span> arr[i]==arr[j]:</text:p>
      <text:p text:style-name="P3">count=count+<text:span text:style-name="T5">1</text:span></text:p>
      <text:p text:style-name="P3"><text:span text:style-name="T2">if</text:span> count&gt;m:</text:p>
      <text:p text:style-name="P3">m=count</text:p>
      <text:p text:style-name="P3">mod=arr[i]</text:p>
      <text:p text:style-name="P3"><text:span text:style-name="T2">if</text:span> m==<text:span text:style-name="T5">1</text:span>:</text:p>
      <text:p text:style-name="P3"><text:span text:style-name="T1">print</text:span>(<text:span text:style-name="T4">"No mode"</text:span>)</text:p>
      <text:p text:style-name="P3"><text:span text:style-name="T2">else</text:span>:</text:p>
      <text:p text:style-name="P3"><text:span text:style-name="T1">print</text:span>(<text:span text:style-name="T4">"Mode="</text:span>,mod)</text:p>
      <text:p text:style-name="P3"><text:span text:style-name="T2">for</text:span> i <text:span text:style-name="T7">in</text:span> arr:</text:p>
      <text:p text:style-name="P3">diff=i-mean</text:p>
      <text:p text:style-name="P3">var=var+(diff**<text:span text:style-name="T5">2</text:span>)</text:p>
      <text:p text:style-name="P3"><text:span text:style-name="T1">print</text:span>(<text:span text:style-name="T4">"variance="</text:span>,var)</text:p>
      <text:p text:style-name="P3">stdev=math.sqrt(var)</text:p>
      <text:p text:style-name="P3"><text:span text:style-name="T1">print</text:span>(<text:span text:style-name="T4">"Std Deviation"</text:span>,stdev)</text:p>
      <text:p text:style-name="P3">diff = arr[<text:span text:style-name="T5">9</text:span>]-arr[<text:span text:style-name="T5">0</text:span>]</text:p>
      <text:p text:style-name="P3"><text:span text:style-name="T1">print</text:span>(<text:span text:style-name="T4">"Min Max normalization"</text:span>)</text:p>
      <text:p text:style-name="P3"><text:span text:style-name="T2">for</text:span> i <text:span text:style-name="T7">in</text:span> arr:</text:p>
      <text:p text:style-name="P3">y = (i-arr[<text:span text:style-name="T5">0</text:span>])/diff</text:p>
      <text:p text:style-name="P3"><text:span text:style-name="T1">print</text:span>(y)</text:p>
      <text:p text:style-name="P3"><text:span text:style-name="T1">print</text:span>(<text:span text:style-name="T4">"Standardization"</text:span>) </text:p>
      <text:p text:style-name="P3"><text:span text:style-name="T2">for</text:span> i <text:span text:style-name="T7">in</text:span> arr:</text:p>
      <text:p text:style-name="P3">stn = (i-mean)/stdev</text:p>
      <text:p text:style-name="P3"><text:span text:style-name="T1">print</text:span>(stn)</text:p>
      <text:p text:style-name="P1"/>
      <text:p text:style-name="P1"/>
      <text:p text:style-name="P22">2.</text:p>
      <text:p text:style-name="P22"/>
      <text:p text:style-name="P15"><text:span text:style-name="T2">import</text:span> numpy <text:span text:style-name="T2">as</text:span> np</text:p>
      <text:p text:style-name="P3"><text:span text:style-name="T2">import</text:span> pandas <text:span text:style-name="T2">as</text:span> pd</text:p>
      <text:p text:style-name="P3"><text:span text:style-name="T2">from</text:span> copy <text:span text:style-name="T2">import</text:span> deepcopy</text:p>
      <text:p text:style-name="P3"><text:soft-page-break/>k=<text:span text:style-name="T5">3</text:span></text:p>
      <text:p text:style-name="P3"><text:span text:style-name="T2">import</text:span> matplotlib.pyplot <text:span text:style-name="T2">as</text:span> plt</text:p>
      <text:p text:style-name="P22"/>
      <text:p text:style-name="P22">X = pd.read_csv('/content/kmeans.csv')</text:p>
      <text:p text:style-name="P22">print(X)</text:p>
      <text:p text:style-name="P22"/>
      <text:p text:style-name="P22">X = X[["X1","X2"]]</text:p>
      <text:p text:style-name="P22">#Visualise data points</text:p>
      <text:p text:style-name="P22">plt.scatter(X["X1"],X["X2"],c='black')</text:p>
      <text:p text:style-name="P22">plt.xlabel('AnnualIncome')</text:p>
      <text:p text:style-name="P22">plt.ylabel('Loan Amount (In Thousands)')</text:p>
      <text:p text:style-name="P22">plt.show()</text:p>
      <text:p text:style-name="P22"/>
      <text:p text:style-name="P22">x1 = X['X1'].values</text:p>
      <text:p text:style-name="P22">x2 = X['X2'].values</text:p>
      <text:p text:style-name="P22"/>
      <text:p text:style-name="P22">X = np.array(list(zip(x1,x2)))</text:p>
      <text:p text:style-name="P22">print(X)</text:p>
      <text:p text:style-name="P22"/>
      <text:p text:style-name="P22">C_x = [6.2,6.6,6.5]</text:p>
      <text:p text:style-name="P22">C_y = [3.2,3.7,3.0]</text:p>
      <text:p text:style-name="P22"/>
      <text:p text:style-name="P22">Centroid = np.array(list(zip(C_x,C_y)))</text:p>
      <text:p text:style-name="P22">print("Initial Centroids")</text:p>
      <text:p text:style-name="P22">print(Centroid.shape)</text:p>
      <text:p text:style-name="P22"/>
      <text:p text:style-name="P22">Centroid_old = np.zeros(Centroid.shape)</text:p>
      <text:p text:style-name="P22">print(Centroid_old)</text:p>
      <text:p text:style-name="P22"/>
      <text:p text:style-name="P22">clusters = np.zeros(len(X))</text:p>
      <text:p text:style-name="P22">print(clusters)</text:p>
      <text:p text:style-name="P22"/>
      <text:p text:style-name="P22">def euclidean(a,b,ax=1):</text:p>
      <text:p text:style-name="P22"><text:s text:c="2"/>return np.linalg.norm(a-b,axis=ax)</text:p>
      <text:p text:style-name="P1"/>
      <text:p text:style-name="P1">error = euclidean(Centroid,Centroid_old,None)</text:p>
      <text:p text:style-name="P1">print(error)</text:p>
      <text:p text:style-name="P1"/>
      <text:p text:style-name="P1">iterr = 0</text:p>
      <text:p text:style-name="P1"/>
      <text:p text:style-name="P1">while error != 0:</text:p>
      <text:p text:style-name="P1"><text:s text:c="8"/># Assigning each value to its closest cluster</text:p>
      <text:p text:style-name="P1"><text:s text:c="8"/>iterr = iterr + 1</text:p>
      <text:p text:style-name="P1"><text:s text:c="8"/>for i in range(len(X)):</text:p>
      <text:p text:style-name="P1"><text:s text:c="12"/>distances = euclidean(X[i], Centroid)</text:p>
      <text:p text:style-name="P1"><text:s text:c="12"/>cluster = np.argmin(distances)</text:p>
      <text:p text:style-name="P1"><text:s text:c="12"/>clusters[i] = cluster</text:p>
      <text:p text:style-name="P1"><text:s text:c="8"/>Centroid_old = deepcopy(Centroid)</text:p>
      <text:p text:style-name="P1"><text:s text:c="8"/>print("Old Centroid")</text:p>
      <text:p text:style-name="P1"><text:s text:c="8"/>print(Centroid_old)</text:p>
      <text:p text:style-name="P1"><text:s text:c="12"/></text:p>
      <text:p text:style-name="P1"><text:s text:c="8"/></text:p>
      <text:p text:style-name="P1"><text:soft-page-break/><text:s text:c="8"/># Finding the new centroids by taking the Mean</text:p>
      <text:p text:style-name="P1"><text:s text:c="8"/>for p in range(k):</text:p>
      <text:p text:style-name="P1"><text:s text:c="12"/>points = [X[j] for j in range(len(X)) if clusters[j] == p]</text:p>
      <text:p text:style-name="P1"><text:s text:c="12"/>Centroid[p] = np.mean(points, axis=0)</text:p>
      <text:p text:style-name="P1"><text:s text:c="8"/>print(" New Centroids after ", iterr," Iteration \n", Centroid)</text:p>
      <text:p text:style-name="P1"><text:s text:c="8"/>error = euclidean(Centroid, Centroid_old, None)</text:p>
      <text:p text:style-name="P1"><text:s text:c="8"/>print("Error <text:s/>... ",error)</text:p>
      <text:p text:style-name="P1"><text:s text:c="8"/>print("Data points belong to which cluster")</text:p>
      <text:p text:style-name="P1"><text:s text:c="8"/>print(clusters)</text:p>
      <text:p text:style-name="P1"><text:s text:c="8"/>print("********************************************************")</text:p>
      <text:p text:style-name="P1"/>
      <text:p text:style-name="P1"/>
      <text:p text:style-name="P1"/>
      <text:p text:style-name="P2">3.</text:p>
      <text:p text:style-name="P2"/>
      <text:p text:style-name="P2">import pandas as pd</text:p>
      <text:p text:style-name="P2">from sklearn.tree import DecisionTreeClassifier </text:p>
      <text:p text:style-name="P2">from sklearn.model_selection import train_test_split </text:p>
      <text:p text:style-name="P2">from sklearn import metrics </text:p>
      <text:p text:style-name="P2"/>
      <text:p text:style-name="P2">pima = pd.read_csv("/content/zoo_data.csv")</text:p>
      <text:p text:style-name="P2"/>
      <text:p text:style-name="P2">pima.head()</text:p>
      <text:p text:style-name="P2"/>
      <text:p text:style-name="P2">y=pima["1.7"]</text:p>
      <text:p text:style-name="P2"/>
      <text:p text:style-name="P4"><text:span text:style-name="T2">import</text:span> numpy <text:span text:style-name="T2">as</text:span> np</text:p>
      <text:p text:style-name="P3">y=np.array(y)</text:p>
      <text:p text:style-name="P3"><text:span text:style-name="T1">print</text:span>(y)</text:p>
      <text:p text:style-name="P2"/>
      <text:p text:style-name="P4">x=pima.drop(columns=[<text:span text:style-name="T4">"1.7"</text:span>])</text:p>
      <text:p text:style-name="P2"/>
      <text:p text:style-name="P4">X_train, X_test, y_train, y_test = train_test_split(x, y,test_size=<text:span text:style-name="T5">0.2</text:span>,random_state=<text:span text:style-name="T5">4</text:span>)</text:p>
      <text:p text:style-name="P2"/>
      <text:p text:style-name="P2">clf = DecisionTreeClassifier()</text:p>
      <text:p text:style-name="P2"/>
      <text:p text:style-name="P2">clf = clf.fit(X_train,y_train)</text:p>
      <text:p text:style-name="P2"/>
      <text:p text:style-name="P2">y_pred = clf.predict(X_test)</text:p>
      <text:p text:style-name="P2"/>
      <text:p text:style-name="P4"><text:span text:style-name="T1">print</text:span>(<text:span text:style-name="T4">"Accuracy:"</text:span>,metrics.accuracy_score(y_test, y_pred))</text:p>
      <text:p text:style-name="P2"/>
      <text:p text:style-name="P4"><text:span text:style-name="T1">print</text:span>(<text:span text:style-name="T4">"Confusion Matrix:\n"</text:span>,metrics.confusion_matrix(y_test, y_pred))</text:p>
      <text:p text:style-name="P2"/>
      <text:p text:style-name="P4"><text:span text:style-name="T1">print</text:span>(<text:span text:style-name="T4">"Classification Report:\n"</text:span>,metrics.classification_report(y_test, y_pred))</text:p>
      <text:p text:style-name="P4"/>
      <text:p text:style-name="P4"/>
      <text:p text:style-name="P5">4.</text:p>
      <text:p text:style-name="P5"/>
      <text:p text:style-name="P5"/>
      <text:p text:style-name="P5"><text:span text:style-name="T2">import</text:span> pandas <text:span text:style-name="T2">as</text:span> pd</text:p>
      <text:p text:style-name="P3"><text:span text:style-name="T2">import</text:span> matplotlib.pyplot <text:span text:style-name="T2">as</text:span> plt</text:p>
      <text:p text:style-name="P3"><text:soft-page-break/><text:span text:style-name="T2">import</text:span> statistics</text:p>
      <text:p text:style-name="P5"/>
      <text:p text:style-name="P5">df = pd.read_csv(<text:span text:style-name="T4">"/content/Food-Truck-LineReg.csv"</text:span>)</text:p>
      <text:p text:style-name="P3">df</text:p>
      <text:p text:style-name="P5"/>
      <text:p text:style-name="P5">df.plot(x=<text:span text:style-name="T4">"xlabel"</text:span>, y=<text:span text:style-name="T4">"ylabel"</text:span>, style=<text:span text:style-name="T4">"o"</text:span>)</text:p>
      <text:p text:style-name="P3">plt.show()</text:p>
      <text:p text:style-name="P5">x_mean = df["xlabel"].mean()</text:p>
      <text:p text:style-name="P5">y_mean = df["ylabel"].mean()</text:p>
      <text:p text:style-name="P5">print(x_mean, y_mean)</text:p>
      <text:p text:style-name="P5"/>
      <text:p text:style-name="P5">df[<text:span text:style-name="T4">"x"</text:span>] = df[<text:span text:style-name="T4">"xlabel"</text:span>] - x_mean</text:p>
      <text:p text:style-name="P3">df[<text:span text:style-name="T4">"y"</text:span>] = df[<text:span text:style-name="T4">"ylabel"</text:span>] - y_mean</text:p>
      <text:p text:style-name="P3">df[<text:span text:style-name="T4">"x*y"</text:span>] = df[<text:span text:style-name="T4">"x"</text:span>] * df[<text:span text:style-name="T4">"y"</text:span>]</text:p>
      <text:p text:style-name="P3">df[<text:span text:style-name="T4">"x^2"</text:span>] = df[<text:span text:style-name="T4">"x"</text:span>]**<text:span text:style-name="T5">2</text:span></text:p>
      <text:p text:style-name="P3">df[<text:span text:style-name="T4">"y^2"</text:span>] = df[<text:span text:style-name="T4">"y"</text:span>]**<text:span text:style-name="T5">2</text:span></text:p>
      <text:p text:style-name="P3">df</text:p>
      <text:p text:style-name="P5"/>
      <text:p text:style-name="P6">summation_x_y = df[<text:span text:style-name="T4">"x*y"</text:span>].<text:span text:style-name="T1">sum</text:span>()</text:p>
      <text:p text:style-name="P3">summation_x_squared = df[<text:span text:style-name="T4">"x^2"</text:span>].<text:span text:style-name="T1">sum</text:span>()</text:p>
      <text:p text:style-name="P3">summation_y_squared = df[<text:span text:style-name="T4">"y^2"</text:span>].<text:span text:style-name="T1">sum</text:span>()</text:p>
      <text:p text:style-name="P3"><text:span text:style-name="T1">print</text:span>(summation_x_y, summation_x_squared, summation_y_squared)</text:p>
      <text:p text:style-name="P6"/>
      <text:p text:style-name="P6">correlation = summation_x_y / (summation_x_squared * summation_y_squared)**<text:span text:style-name="T5">0.5</text:span></text:p>
      <text:p text:style-name="P3">correlation</text:p>
      <text:p text:style-name="P6"/>
      <text:p text:style-name="P6">std_deviation_x = statistics.stdev(df[<text:span text:style-name="T4">"xlabel"</text:span>])</text:p>
      <text:p text:style-name="P3">std_deviation_y = statistics.stdev(df[<text:span text:style-name="T4">"ylabel"</text:span>])</text:p>
      <text:p text:style-name="P3"><text:span text:style-name="T1">print</text:span>(std_deviation_x, std_deviation_y)</text:p>
      <text:p text:style-name="P6"/>
      <text:p text:style-name="P6">m = correlation * (std_deviation_y / std_deviation_x)</text:p>
      <text:p text:style-name="P3">m</text:p>
      <text:p text:style-name="P6"/>
      <text:p text:style-name="P6">c = y_mean - m * x_mean</text:p>
      <text:p text:style-name="P6">c</text:p>
      <text:p text:style-name="P6"/>
      <text:p text:style-name="P6">df[<text:span text:style-name="T4">"y_prediction"</text:span>] = m * df[<text:span text:style-name="T4">"xlabel"</text:span>] + c</text:p>
      <text:p text:style-name="P3">df</text:p>
      <text:p text:style-name="P6"/>
      <text:p text:style-name="P6">plot1 = plt.scatter(df[<text:span text:style-name="T4">"xlabel"</text:span>], df[<text:span text:style-name="T4">"ylabel"</text:span>])</text:p>
      <text:p text:style-name="P3">plot2 = plt.plot(df[<text:span text:style-name="T4">"xlabel"</text:span>], df[<text:span text:style-name="T4">"y_prediction"</text:span>])</text:p>
      <text:p text:style-name="P3">plt.show()</text:p>
      <text:p text:style-name="P6"/>
      <text:p text:style-name="P6">ssr=<text:span text:style-name="T1">sum</text:span>((df[<text:span text:style-name="T4">"y_prediction"</text:span>]-y_mean)**<text:span text:style-name="T5">2</text:span>)</text:p>
      <text:p text:style-name="P3">ssr</text:p>
      <text:p text:style-name="P6"/>
      <text:p text:style-name="P6">sse=((df[<text:span text:style-name="T4">'ylabel'</text:span>]-df[<text:span text:style-name="T4">"y_prediction"</text:span>])**<text:span text:style-name="T5">2</text:span>).<text:span text:style-name="T1">sum</text:span>()</text:p>
      <text:p text:style-name="P3">sse</text:p>
      <text:p text:style-name="P6"/>
      <text:p text:style-name="P6">tss=sum((df['ylabel']-y_mean)**2)</text:p>
      <text:p text:style-name="P6">tss</text:p>
      <text:p text:style-name="P6"/>
      <text:p text:style-name="P6">tss_new=sse+ssr</text:p>
      <text:p text:style-name="P3">tss_new</text:p>
      <text:p text:style-name="P6"/>
      <text:p text:style-name="P7"><text:soft-page-break/>r_sq=correlation**<text:span text:style-name="T5">2</text:span></text:p>
      <text:p text:style-name="P3">r_sq</text:p>
      <text:p text:style-name="P7"/>
      <text:p text:style-name="P7">cost=sse/<text:span text:style-name="T5">96</text:span></text:p>
      <text:p text:style-name="P3">cost</text:p>
      <text:p text:style-name="P3"/>
      <text:p text:style-name="P9">5.</text:p>
      <text:p text:style-name="P9"/>
      <text:p text:style-name="P9"><text:span text:style-name="T2">import</text:span> pandas <text:span text:style-name="T2">as</text:span> pd</text:p>
      <text:p text:style-name="P3"><text:span text:style-name="T2">import</text:span> math</text:p>
      <text:p text:style-name="P3"><text:span text:style-name="T2">from</text:span> sklearn <text:span text:style-name="T2">import</text:span> preprocessing</text:p>
      <text:p text:style-name="P9"/>
      <text:p text:style-name="P9">data = pd.read_csv(<text:span text:style-name="T4">'/content/Student-University.csv'</text:span>,names=[<text:span text:style-name="T4">'x1'</text:span>,<text:span text:style-name="T4">'x2'</text:span>,<text:span text:style-name="T4">'y'</text:span>])</text:p>
      <text:p text:style-name="P3">data</text:p>
      <text:p text:style-name="P3"/>
      <text:p text:style-name="P3">b0=<text:span text:style-name="T5">0.0</text:span></text:p>
      <text:p text:style-name="P3">b1=<text:span text:style-name="T5">0.0</text:span></text:p>
      <text:p text:style-name="P3">b2=<text:span text:style-name="T5">0.0</text:span></text:p>
      <text:p text:style-name="P3"/>
      <text:p text:style-name="P9"/>
      <text:p text:style-name="P9"><text:span text:style-name="T2">from</text:span> sklearn.model_selection <text:span text:style-name="T2">import</text:span> train_test_split</text:p>
      <text:p text:style-name="P9"/>
      <text:p text:style-name="P9"><text:span text:style-name="T2">from</text:span> sklearn.model_selection <text:span text:style-name="T2">import</text:span> Kfold</text:p>
      <text:p text:style-name="P9"/>
      <text:p text:style-name="P9">x = data.iloc[:,[<text:span text:style-name="T5">0</text:span>,<text:span text:style-name="T5">1</text:span>]].values</text:p>
      <text:p text:style-name="P18">#x = data.drop(columns=["y"])</text:p>
      <text:p text:style-name="P3">y = data.iloc[:,<text:span text:style-name="T5">2</text:span>].values</text:p>
      <text:p text:style-name="P3">xp=preprocessing.scale(x)</text:p>
      <text:p text:style-name="P3">kf=KFold(n_splits=<text:span text:style-name="T5">5</text:span>)</text:p>
      <text:p text:style-name="P9"/>
      <text:p text:style-name="P9"><text:span text:style-name="T2">import</text:span> numpy <text:span text:style-name="T2">as</text:span> np</text:p>
      <text:p text:style-name="P3"><text:span text:style-name="T2">for</text:span> train_index,test_index <text:span text:style-name="T7">in</text:span> kf.split(xp):</text:p>
      <text:p text:style-name="P3">xtrain,xtest,ytrain,ytest=train_test_split(xp,y,test_size=<text:span text:style-name="T5">0.20</text:span>,random_state=<text:span text:style-name="T5">0</text:span>)</text:p>
      <text:p text:style-name="P3">x1=xtrain[:,<text:span text:style-name="T5">0</text:span>]</text:p>
      <text:p text:style-name="P3">x2=xtrain[:,<text:span text:style-name="T5">1</text:span>]</text:p>
      <text:p text:style-name="P3">b0=<text:span text:style-name="T5">0.0</text:span></text:p>
      <text:p text:style-name="P3">b1=<text:span text:style-name="T5">0.0</text:span></text:p>
      <text:p text:style-name="P3">b2=<text:span text:style-name="T5">0.0</text:span></text:p>
      <text:p text:style-name="P3">epoch=<text:span text:style-name="T5">100</text:span></text:p>
      <text:p text:style-name="P3">alpha=<text:span text:style-name="T5">0.001</text:span></text:p>
      <text:p text:style-name="P3"><text:span text:style-name="T2">while</text:span>(epoch&gt;<text:span text:style-name="T5">0</text:span>):</text:p>
      <text:p text:style-name="P3"><text:span text:style-name="T2">for</text:span> i <text:span text:style-name="T7">in</text:span> <text:span text:style-name="T1">range</text:span>(<text:span text:style-name="T1">len</text:span>(xtrain)):</text:p>
      <text:p text:style-name="P3">prediction=<text:span text:style-name="T5">1</text:span>/(<text:span text:style-name="T5">1</text:span>+np.exp(-(b0+b1*x1[i]+b2*x2[i])))</text:p>
      <text:p text:style-name="P3">b0=b0+alpha*(ytrain[i]-prediction)*prediction*(<text:span text:style-name="T5">1</text:span>-prediction)*<text:span text:style-name="T5">1.0</text:span></text:p>
      <text:p text:style-name="P3">b1=b1+alpha*(ytrain[i]-prediction)*prediction*(<text:span text:style-name="T5">1</text:span>-prediction)*x1[i]</text:p>
      <text:p text:style-name="P3">b2=b2+alpha*(ytrain[i]-prediction)*prediction*(<text:span text:style-name="T5">1</text:span>-prediction)*x2[i]</text:p>
      <text:p text:style-name="P3">epoch=epoch<text:span text:style-name="T5">-1</text:span></text:p>
      <text:p text:style-name="P3"><text:span text:style-name="T1">print</text:span>(b0)</text:p>
      <text:p text:style-name="P3"><text:span text:style-name="T1">print</text:span>(b1)</text:p>
      <text:p text:style-name="P3"><text:span text:style-name="T1">print</text:span>(b2)</text:p>
      <text:p text:style-name="P9"><text:soft-page-break/></text:p>
      <text:p text:style-name="P9">finalpred=[]</text:p>
      <text:p text:style-name="P3">ypred=[]</text:p>
      <text:p text:style-name="P18">#ypred=[0]*len(xtest)</text:p>
      <text:p text:style-name="P3">x3 = xtest[:,<text:span text:style-name="T5">0</text:span>]</text:p>
      <text:p text:style-name="P3">x4 = xtest[:,<text:span text:style-name="T5">1</text:span>]</text:p>
      <text:p text:style-name="P3"><text:span text:style-name="T2">for</text:span> i <text:span text:style-name="T7">in</text:span> <text:span text:style-name="T1">range</text:span>(<text:span text:style-name="T1">len</text:span>(xtest)):</text:p>
      <text:p text:style-name="P3">ypred.append(np.<text:span text:style-name="T1">round</text:span>(<text:span text:style-name="T5">1</text:span>/(<text:span text:style-name="T5">1</text:span>+np.exp(-(b0+(b1*x3[i])+(b2*x4[i]))))))</text:p>
      <text:p text:style-name="P3"><text:span text:style-name="T1">print</text:span>(ypred[i])</text:p>
      <text:p text:style-name="P18">#finalpred.append(np.round(ypred[i]))</text:p>
      <text:p text:style-name="P9"/>
      <text:p text:style-name="P9"><text:span text:style-name="T2">from</text:span> sklearn.metrics <text:span text:style-name="T2">import</text:span> accuracy_score</text:p>
      <text:p text:style-name="P9"/>
      <text:p text:style-name="P10"><text:span text:style-name="T1">print</text:span>(<text:span text:style-name="T4">"Accuracy"</text:span>,accuracy_score(ytest,ypred))</text:p>
      <text:p text:style-name="P10"/>
      <text:p text:style-name="P10"/>
      <text:p text:style-name="P10"/>
      <text:p text:style-name="P11">b)</text:p>
      <text:p text:style-name="P11">1.</text:p>
      <text:p text:style-name="P11"/>
      <text:p text:style-name="P11"><text:span text:style-name="T2">import</text:span> numpy <text:span text:style-name="T2">as</text:span> np</text:p>
      <text:p text:style-name="P3"><text:span text:style-name="T2">import</text:span> pandas <text:span text:style-name="T2">as</text:span> pd</text:p>
      <text:p text:style-name="P3"><text:span text:style-name="T2">import</text:span> matplotlib.pyplot <text:span text:style-name="T2">as</text:span> plt</text:p>
      <text:p text:style-name="P3"><text:span text:style-name="T2">from</text:span> sklearn.metrics <text:span text:style-name="T2">import</text:span> roc_curve</text:p>
      <text:p text:style-name="P3">df = pd.read_csv(<text:span text:style-name="T4">'/content/data_vowel_bayes.csv'</text:span>,names=[<text:span text:style-name="T4">'x1'</text:span>,<text:span text:style-name="T4">'x2'</text:span>,<text:span text:style-name="T4">'x3'</text:span>,<text:span text:style-name="T4">'T'</text:span>])</text:p>
      <text:p text:style-name="P3">df</text:p>
      <text:p text:style-name="P11"/>
      <text:p text:style-name="P11">y = df[<text:span text:style-name="T4">"T"</text:span>]</text:p>
      <text:p text:style-name="P3">x = df.drop([<text:span text:style-name="T4">"T"</text:span>], axis = <text:span text:style-name="T5">1</text:span>)</text:p>
      <text:p text:style-name="P3">x = (x - x.<text:span text:style-name="T1">min</text:span>()) / (x.<text:span text:style-name="T1">max</text:span>() - x.<text:span text:style-name="T1">min</text:span>())</text:p>
      <text:p text:style-name="P3">x</text:p>
      <text:p text:style-name="P11"/>
      <text:p text:style-name="P11"><text:span text:style-name="T2">from</text:span> sklearn.model_selection <text:span text:style-name="T2">import</text:span> train_test_split</text:p>
      <text:p text:style-name="P3">X_train, X_test, y_train, y_test = train_test_split(x, y, test_size = <text:span text:style-name="T5">0.25</text:span>, random_state = <text:span text:style-name="T5">0</text:span>)</text:p>
      <text:p text:style-name="P11"/>
      <text:p text:style-name="P11"><text:span text:style-name="T2">from</text:span> sklearn.naive_bayes <text:span text:style-name="T2">import</text:span> GaussianNB</text:p>
      <text:p text:style-name="P3">gnb = GaussianNB()</text:p>
      <text:p text:style-name="P3">gnb.fit(X_train, y_train)</text:p>
      <text:p text:style-name="P3"><text:span text:style-name="T1">print</text:span>(gnb.priors,gnb.var_smoothing)</text:p>
      <text:p text:style-name="P11"/>
      <text:p text:style-name="P11">y_pred = gnb.predict(X_test)</text:p>
      <text:p text:style-name="P11"/>
      <text:p text:style-name="P11"><text:span text:style-name="T3">f</text:span><text:span text:style-name="T2">rom</text:span> sklearn <text:span text:style-name="T2">import</text:span> metrics</text:p>
      <text:p text:style-name="P3"><text:span text:style-name="T1">print</text:span>(<text:span text:style-name="T4">"Gaussian Naive Bayes model accuracy(in %):"</text:span>, metrics.accuracy_score(y_test,y_pred))</text:p>
      <text:p text:style-name="P11"/>
      <text:p text:style-name="P11">cm = metrics.confusion_matrix(y_test, y_pred)</text:p>
      <text:p text:style-name="P3">cr = metrics.classification_report(y_test,y_pred)</text:p>
      <text:p text:style-name="P3"><text:span text:style-name="T1">print</text:span>(cr)</text:p>
      <text:p text:style-name="P11"/>
      <text:p text:style-name="P11"><text:soft-page-break/><text:span text:style-name="T1">print</text:span>(cm)</text:p>
      <text:p text:style-name="P11"/>
      <text:p text:style-name="P11"/>
      <text:p text:style-name="P11"/>
      <text:p text:style-name="P11"/>
      <text:p text:style-name="P11"/>
      <text:p text:style-name="P12">2.</text:p>
      <text:p text:style-name="P12"/>
      <text:p text:style-name="P12"/>
      <text:p text:style-name="P12"><text:span text:style-name="T2">import</text:span> pandas <text:span text:style-name="T2">as</text:span> pd</text:p>
      <text:p text:style-name="P3"><text:span text:style-name="T2">import</text:span> numpy <text:span text:style-name="T2">as</text:span> np</text:p>
      <text:p text:style-name="P3"><text:span text:style-name="T2">from</text:span> sklearn.model_selection <text:span text:style-name="T2">import</text:span> train_test_split</text:p>
      <text:p text:style-name="P3"><text:span text:style-name="T2">from</text:span> sklearn.metrics <text:span text:style-name="T2">import</text:span> classification_report, confusion_matrix</text:p>
      <text:p text:style-name="P3"><text:span text:style-name="T2">from</text:span> sklearn.svm <text:span text:style-name="T2">import</text:span> SVC</text:p>
      <text:p text:style-name="P12"/>
      <text:p text:style-name="P9">df = pd.read_csv(<text:span text:style-name="T4">"/content/pima-diabetes.csv"</text:span>)</text:p>
      <text:p text:style-name="P3">df</text:p>
      <text:p text:style-name="P9"/>
      <text:p text:style-name="P9"><text:span text:style-name="T7">def</text:span> <text:span text:style-name="T1">fitting</text:span>(<text:span text:style-name="T8">X</text:span>, <text:span text:style-name="T8">y</text:span>, <text:span text:style-name="T8">C</text:span>, <text:span text:style-name="T8">gamma</text:span>):</text:p>
      <text:p text:style-name="P18"># Create training and testing samples</text:p>
      <text:p text:style-name="P3">X_train, X_test, y_train, y_test = train_test_split(X, y, test_size=<text:span text:style-name="T5">0.2</text:span>, random_state=<text:span text:style-name="T5">0</text:span>) </text:p>
      <text:p text:style-name="P3">iters = [<text:span text:style-name="T4">'rbf'</text:span>,<text:span text:style-name="T4">'poly'</text:span>,<text:span text:style-name="T4">'sigmoid'</text:span>]</text:p>
      <text:p text:style-name="P19"/>
      <text:p text:style-name="P3"><text:span text:style-name="T2">for</text:span> i <text:span text:style-name="T7">in</text:span> iters:</text:p>
      <text:p text:style-name="P3">model = SVC(kernel=i, probability=<text:span text:style-name="T7">True</text:span>, C=C, gamma=gamma)</text:p>
      <text:p text:style-name="P3">clf = model.fit(X_train, y_train)</text:p>
      <text:p text:style-name="P19"/>
      <text:p text:style-name="P18"># Predict class labels on training data</text:p>
      <text:p text:style-name="P3">pred_labels_tr = model.predict(X_train)</text:p>
      <text:p text:style-name="P18"># Predict class labels on a test data</text:p>
      <text:p text:style-name="P3">pred_labels_te = model.predict(X_test)</text:p>
      <text:p text:style-name="P19"/>
      <text:p text:style-name="P18"># Use score method to get accuracy of the model</text:p>
      <text:p text:style-name="P3"><text:span text:style-name="T1">print</text:span>(<text:span text:style-name="T4">'----- Evaluation on Test Data ----- '</text:span>, i)</text:p>
      <text:p text:style-name="P3">score_te = model.score(X_test, y_test)</text:p>
      <text:p text:style-name="P3"><text:span text:style-name="T1">print</text:span>(<text:span text:style-name="T4">'Accuracy Score: '</text:span>, score_te)</text:p>
      <text:p text:style-name="P18"># Look at classification report to evaluate the model</text:p>
      <text:p text:style-name="P3"><text:span text:style-name="T1">print</text:span>(classification_report(y_test, pred_labels_te, zero_division=<text:span text:style-name="T5">0</text:span>))</text:p>
      <text:p text:style-name="P19"/>
      <text:p text:style-name="P3"><text:span text:style-name="T1">print</text:span>(<text:span text:style-name="T4">'----- Evaluation on Training Data ----- '</text:span>, i)</text:p>
      <text:p text:style-name="P3">score_tr = model.score(X_train, y_train)</text:p>
      <text:p text:style-name="P3"><text:span text:style-name="T1">print</text:span>(<text:span text:style-name="T4">'Accuracy Score: '</text:span>, score_tr)</text:p>
      <text:p text:style-name="P18"># Look at classification report to evaluate the model</text:p>
      <text:p text:style-name="P3"><text:span text:style-name="T1">print</text:span>(classification_report(y_train, pred_labels_tr, zero_division=<text:span text:style-name="T5">0</text:span>)) </text:p>
      <text:p text:style-name="P3"><text:span text:style-name="T1">print</text:span>(<text:span text:style-name="T4">'--------------------------------------------------------'</text:span>)</text:p>
      <text:p text:style-name="P9"/>
      <text:p text:style-name="P9"># Select data for modeling</text:p>
      <text:p text:style-name="P9">X=df.loc[:,df.columns!='Outcome']</text:p>
      <text:p text:style-name="P9">y=df['Outcome'].values</text:p>
      <text:p text:style-name="P9"/>
      <text:p text:style-name="P9"><text:soft-page-break/># Fit the model and display results</text:p>
      <text:p text:style-name="P9">fitting(X, y, 1, 'scale')</text:p>
      <text:p text:style-name="P9"/>
      <text:p text:style-name="P9"/>
      <text:p text:style-name="P9"/>
      <text:p text:style-name="P9"/>
      <text:p text:style-name="P13">3.</text:p>
      <text:p text:style-name="P13"/>
      <text:p text:style-name="P13"><text:bookmark text:name="page2R_mcid279"/><text:span text:style-name="T9">import</text:span><text:bookmark text:name="page2R_mcid280"/><text:bookmark text:name="page2R_mcid281"/> <text:span text:style-name="T9">matplotlib</text:span><text:bookmark text:name="page2R_mcid282"/><text:span text:style-name="T9">.</text:span><text:bookmark text:name="page2R_mcid283"/><text:span text:style-name="T9">pyplot</text:span><text:bookmark text:name="page2R_mcid284"/><text:bookmark text:name="page2R_mcid285"/> <text:span text:style-name="T9">as</text:span><text:bookmark text:name="page2R_mcid286"/><text:bookmark text:name="page2R_mcid287"/> <text:span text:style-name="T9">plt</text:span><text:bookmark text:name="page2R_mcid288"/><text:line-break/><text:span text:style-name="T9">import</text:span><text:bookmark text:name="page2R_mcid289"/><text:bookmark text:name="page2R_mcid290"/> <text:span text:style-name="T9">seaborn</text:span><text:bookmark text:name="page2R_mcid291"/><text:bookmark text:name="page2R_mcid292"/> <text:span text:style-name="T9">as</text:span><text:bookmark text:name="page2R_mcid293"/><text:bookmark text:name="page2R_mcid294"/> <text:span text:style-name="T9">sns</text:span><text:bookmark text:name="page2R_mcid295"/><text:line-break/><text:span text:style-name="T9">import</text:span><text:bookmark text:name="page2R_mcid296"/><text:bookmark text:name="page2R_mcid297"/> <text:span text:style-name="T9">pandas</text:span><text:bookmark text:name="page2R_mcid298"/><text:bookmark text:name="page2R_mcid299"/> <text:span text:style-name="T9">as</text:span><text:bookmark text:name="page2R_mcid300"/><text:bookmark text:name="page2R_mcid301"/> <text:span text:style-name="T9">pd</text:span></text:p>
      <text:p text:style-name="P13"/>
      <text:p text:style-name="P13"><text:bookmark text:name="page2R_mcid302"/><text:span text:style-name="T9">data</text:span><text:bookmark text:name="page2R_mcid303"/><text:bookmark text:name="page2R_mcid304"/> <text:span text:style-name="T9">=</text:span><text:bookmark text:name="page2R_mcid305"/><text:bookmark text:name="page2R_mcid306"/> <text:span text:style-name="T9">pd</text:span><text:bookmark text:name="page2R_mcid307"/><text:span text:style-name="T9">.</text:span><text:bookmark text:name="page2R_mcid308"/><text:span text:style-name="T9">read_csv</text:span><text:bookmark text:name="page2R_mcid309"/><text:span text:style-name="T9">(</text:span><text:bookmark text:name="page2R_mcid310"/><text:span text:style-name="T9">'heart.csv'</text:span><text:bookmark text:name="page2R_mcid311"/><text:span text:style-name="T9">)</text:span></text:p>
      <text:p text:style-name="P13"/>
      <text:p text:style-name="P13"><text:bookmark text:name="page2R_mcid312"/><text:span text:style-name="T9">data</text:span><text:bookmark text:name="page2R_mcid313"/><text:span text:style-name="T9">.</text:span><text:bookmark text:name="page2R_mcid314"/><text:span text:style-name="T9">head</text:span><text:bookmark text:name="page2R_mcid315"/><text:span text:style-name="T9">()</text:span></text:p>
      <text:p text:style-name="P13"/>
      <text:p text:style-name="P13"><text:bookmark text:name="page2R_mcid316"/><text:span text:style-name="T9">from</text:span><text:bookmark text:name="page2R_mcid317"/><text:bookmark text:name="page2R_mcid318"/> <text:span text:style-name="T9">sklearn</text:span><text:bookmark text:name="page2R_mcid319"/><text:span text:style-name="T9">.</text:span><text:bookmark text:name="page2R_mcid320"/><text:span text:style-name="T9">model_selection</text:span><text:bookmark text:name="page2R_mcid321"/><text:bookmark text:name="page2R_mcid322"/> <text:span text:style-name="T9">import</text:span><text:bookmark text:name="page2R_mcid323"/><text:bookmark text:name="page2R_mcid324"/> <text:span text:style-name="T9">train_test_split</text:span><text:bookmark text:name="page2R_mcid325"/><text:line-break/><text:span text:style-name="T9">from</text:span><text:bookmark text:name="page2R_mcid326"/><text:bookmark text:name="page2R_mcid327"/> <text:span text:style-name="T9">sklearn</text:span><text:bookmark text:name="page2R_mcid328"/><text:span text:style-name="T9">.</text:span><text:bookmark text:name="page2R_mcid329"/><text:span text:style-name="T9">ensemble</text:span><text:bookmark text:name="page2R_mcid330"/><text:bookmark text:name="page2R_mcid331"/> <text:span text:style-name="T9">import</text:span><text:bookmark text:name="page2R_mcid332"/><text:bookmark text:name="page2R_mcid333"/> <text:span text:style-name="T9">RandomForestClassifier</text:span><text:bookmark text:name="page2R_mcid334"/><text:line-break/><text:span text:style-name="T9">from</text:span><text:bookmark text:name="page2R_mcid335"/><text:bookmark text:name="page2R_mcid336"/> <text:span text:style-name="T9">sklearn</text:span><text:bookmark text:name="page2R_mcid337"/><text:span text:style-name="T9">.</text:span><text:bookmark text:name="page2R_mcid338"/><text:span text:style-name="T9">datasets</text:span><text:bookmark text:name="page2R_mcid339"/><text:bookmark text:name="page2R_mcid340"/> <text:span text:style-name="T9">import</text:span><text:bookmark text:name="page2R_mcid341"/><text:bookmark text:name="page2R_mcid342"/> <text:span text:style-name="T9">make_classification</text:span><text:bookmark text:name="page2R_mcid343"/><text:line-break/><text:span text:style-name="T9">from</text:span><text:bookmark text:name="page2R_mcid344"/><text:bookmark text:name="page2R_mcid345"/> <text:span text:style-name="T9">sklearn</text:span><text:bookmark text:name="page2R_mcid346"/><text:span text:style-name="T9">.</text:span><text:bookmark text:name="page2R_mcid347"/><text:span text:style-name="T9">metrics</text:span><text:bookmark text:name="page2R_mcid348"/><text:bookmark text:name="page2R_mcid349"/> <text:span text:style-name="T9">import</text:span><text:bookmark text:name="page2R_mcid350"/><text:bookmark text:name="page2R_mcid351"/> <text:span text:style-name="T9">accuracy_score</text:span><text:bookmark text:name="page2R_mcid352"/><text:line-break/><text:span text:style-name="T9">from</text:span><text:bookmark text:name="page2R_mcid353"/><text:bookmark text:name="page2R_mcid354"/> <text:span text:style-name="T9">sklearn</text:span><text:bookmark text:name="page2R_mcid355"/><text:span text:style-name="T9">.</text:span><text:bookmark text:name="page2R_mcid356"/><text:span text:style-name="T9">preprocessing</text:span><text:bookmark text:name="page2R_mcid357"/><text:bookmark text:name="page2R_mcid358"/> <text:span text:style-name="T9">import</text:span><text:bookmark text:name="page2R_mcid359"/><text:bookmark text:name="page2R_mcid360"/> <text:span text:style-name="T9">StandardScaler</text:span><text:bookmark text:name="page2R_mcid361"/><text:span text:style-name="T9">,</text:span><text:bookmark text:name="page2R_mcid362"/> <text:span text:style-name="T9">MinMaxScaler</text:span><text:bookmark text:name="page2R_mcid363"/><text:line-break/><text:span text:style-name="T9">from</text:span><text:bookmark text:name="page2R_mcid364"/><text:bookmark text:name="page2R_mcid365"/> <text:span text:style-name="T9">matplotlib</text:span><text:bookmark text:name="page2R_mcid366"/><text:bookmark text:name="page2R_mcid367"/> <text:span text:style-name="T9">import</text:span><text:bookmark text:name="page2R_mcid368"/><text:bookmark text:name="page2R_mcid369"/> <text:span text:style-name="T9">rcParams</text:span><text:bookmark text:name="page2R_mcid370"/><text:line-break/><text:span text:style-name="T9">import</text:span><text:bookmark text:name="page2R_mcid371"/><text:bookmark text:name="page2R_mcid372"/> <text:span text:style-name="T9">warnings</text:span></text:p>
      <text:p text:style-name="P13"/>
      <text:p text:style-name="P13"><text:bookmark text:name="page2R_mcid373"/><text:span text:style-name="T9">data</text:span><text:bookmark text:name="page2R_mcid374"/><text:span text:style-name="T9">.</text:span><text:bookmark text:name="page2R_mcid375"/><text:span text:style-name="T9">columns</text:span></text:p>
      <text:p text:style-name="P13"/>
      <text:p text:style-name="P13"><text:bookmark text:name="page2R_mcid376"/><text:span text:style-name="T9">x</text:span><text:bookmark text:name="page2R_mcid377"/><text:span text:style-name="T9">=</text:span><text:bookmark text:name="page2R_mcid378"/><text:span text:style-name="T9">data</text:span><text:bookmark text:name="page2R_mcid379"/><text:span text:style-name="T9">.</text:span><text:bookmark text:name="page2R_mcid380"/><text:span text:style-name="T9">drop</text:span><text:bookmark text:name="page2R_mcid381"/><text:span text:style-name="T9">(</text:span><text:bookmark text:name="page2R_mcid382"/><text:span text:style-name="T9">columns</text:span><text:bookmark text:name="page2R_mcid383"/><text:span text:style-name="T9">=</text:span><text:bookmark text:name="page2R_mcid384"/><text:span text:style-name="T9">[</text:span><text:bookmark text:name="page2R_mcid385"/><text:span text:style-name="T9">"target"</text:span><text:bookmark text:name="page2R_mcid386"/><text:span text:style-name="T9">])</text:span><text:bookmark text:name="page2R_mcid387"/><text:line-break/><text:span text:style-name="T9">y</text:span><text:bookmark text:name="page2R_mcid388"/><text:span text:style-name="T9">=</text:span><text:bookmark text:name="page2R_mcid389"/><text:span text:style-name="T9">data</text:span><text:bookmark text:name="page2R_mcid390"/><text:span text:style-name="T9">[</text:span><text:bookmark text:name="page2R_mcid391"/><text:span text:style-name="T9">"target"</text:span><text:bookmark text:name="page2R_mcid392"/><text:span text:style-name="T9">]</text:span></text:p>
      <text:p text:style-name="P13"/>
      <text:p text:style-name="P13"/>
      <text:p text:style-name="P9"><text:bookmark text:name="page11R_mcid80"/><text:span text:style-name="T9">caler</text:span><text:bookmark text:name="page11R_mcid81"/><text:span text:style-name="T9">=</text:span><text:bookmark text:name="page11R_mcid82"/><text:span text:style-name="T9">StandardScaler</text:span><text:bookmark text:name="page11R_mcid83"/><text:span text:style-name="T9">()</text:span><text:bookmark text:name="page11R_mcid84"/><text:line-break/><text:span text:style-name="T9">X_scaled</text:span><text:bookmark text:name="page11R_mcid85"/><text:span text:style-name="T9">=</text:span><text:bookmark text:name="page11R_mcid86"/><text:span text:style-name="T9">scaler</text:span><text:bookmark text:name="page11R_mcid87"/><text:span text:style-name="T9">.</text:span><text:bookmark text:name="page11R_mcid88"/><text:span text:style-name="T9">fit_transform</text:span><text:bookmark text:name="page11R_mcid89"/><text:span text:style-name="T9">(</text:span><text:bookmark text:name="page11R_mcid90"/><text:span text:style-name="T9">x</text:span><text:span text:style-name="T10">)</text:span></text:p>
      <text:p text:style-name="P9"><text:span text:style-name="T10"/></text:p>
      <text:p text:style-name="P9"><text:bookmark text:name="page11R_mcid92"/><text:span text:style-name="T10">X_train</text:span><text:bookmark text:name="page11R_mcid93"/><text:span text:style-name="T10">,</text:span><text:bookmark text:name="page11R_mcid94"/><text:span text:style-name="T10">X_test</text:span><text:bookmark text:name="page11R_mcid95"/><text:span text:style-name="T10">,</text:span><text:bookmark text:name="page11R_mcid96"/><text:span text:style-name="T10">Y_train</text:span><text:bookmark text:name="page11R_mcid97"/><text:span text:style-name="T10">,</text:span><text:bookmark text:name="page11R_mcid98"/><text:span text:style-name="T10">Y_test</text:span><text:bookmark text:name="page11R_mcid99"/><text:span text:style-name="T10">=</text:span><text:bookmark text:name="page11R_mcid100"/><text:span text:style-name="T10">train_test_split</text:span><text:bookmark text:name="page11R_mcid101"/><text:span text:style-name="T10">(</text:span><text:bookmark text:name="page11R_mcid102"/><text:span text:style-name="T10">X_scaled</text:span><text:bookmark text:name="page11R_mcid103"/><text:span text:style-name="T10">,</text:span><text:bookmark text:name="page11R_mcid104"/><text:span text:style-name="T10">y</text:span><text:bookmark text:name="page11R_mcid105"/><text:span text:style-name="T10">,</text:span><text:bookmark text:name="page11R_mcid106"/><text:span text:style-name="T10">stratify</text:span><text:bookmark text:name="page11R_mcid107"/><text:span text:style-name="T10">=</text:span><text:bookmark text:name="page11R_mcid108"/><text:span text:style-name="T10">y</text:span><text:bookmark text:name="page11R_mcid109"/><text:span text:style-name="T10">,</text:span><text:bookmark text:name="page11R_mcid110"/><text:span text:style-name="T10">test_size</text:span><text:bookmark text:name="page11R_mcid111"/><text:span text:style-name="T10">=</text:span><text:bookmark text:name="page11R_mcid112"/><text:span text:style-name="T10">0.10</text:span><text:bookmark text:name="page11R_mcid113"/><text:span text:style-name="T10">,</text:span><text:bookmark text:name="page11R_mcid114"/><text:span text:style-name="T10">random_state</text:span><text:bookmark text:name="page11R_mcid115"/><text:span text:style-name="T10">=</text:span><text:bookmark text:name="page11R_mcid116"/><text:span text:style-name="T10">34</text:span><text:bookmark text:name="page11R_mcid117"/><text:span text:style-name="T10">)</text:span></text:p>
      <text:p text:style-name="P9"><text:span text:style-name="T10"/></text:p>
      <text:p text:style-name="P20"><text:span text:style-name="T6"><text:s/></text:span><text:bookmark text:name="page11R_mcid118"/><text:span text:style-name="T10">classifier</text:span><text:bookmark text:name="page11R_mcid120"/><text:bookmark text:name="page11R_mcid119"/><text:span text:style-name="T10"> =</text:span><text:bookmark text:name="page11R_mcid122"/><text:bookmark text:name="page11R_mcid121"/><text:span text:style-name="T10"> RandomForestClassifier</text:span><text:bookmark text:name="page11R_mcid123"/><text:span text:style-name="T10">(</text:span><text:bookmark text:name="page11R_mcid124"/><text:span text:style-name="T10">n_estimators</text:span><text:bookmark text:name="page11R_mcid125"/><text:span text:style-name="T10">=</text:span><text:bookmark text:name="page11R_mcid126"/><text:span text:style-name="T10">100</text:span><text:bookmark text:name="page11R_mcid127"/><text:span text:style-name="T10">)</text:span><text:bookmark text:name="page11R_mcid128"/><text:span text:style-name="T10"><text:line-break/>classifier</text:span><text:bookmark text:name="page11R_mcid129"/><text:span text:style-name="T10">.</text:span><text:bookmark text:name="page11R_mcid130"/><text:span text:style-name="T10">fit</text:span><text:bookmark text:name="page11R_mcid131"/><text:span text:style-name="T10">(</text:span><text:bookmark text:name="page11R_mcid132"/><text:span text:style-name="T10">X_train</text:span><text:bookmark text:name="page11R_mcid133"/><text:span text:style-name="T10">,</text:span><text:bookmark text:name="page11R_mcid134"/><text:span text:style-name="T10">Y_train</text:span><text:bookmark text:name="page11R_mcid135"/><text:span text:style-name="T10">)</text:span></text:p>
      <text:p text:style-name="P9"/>
      <text:p text:style-name="P14"><text:bookmark text:name="page11R_mcid136"/><text:span text:style-name="T9">y_pred</text:span><text:bookmark text:name="page11R_mcid137"/><text:bookmark text:name="page11R_mcid138"/> <text:span text:style-name="T9">=</text:span><text:bookmark text:name="page11R_mcid139"/><text:bookmark text:name="page11R_mcid140"/> <text:span text:style-name="T9">classifier</text:span><text:bookmark text:name="page11R_mcid141"/><text:span text:style-name="T9">.</text:span><text:bookmark text:name="page11R_mcid142"/><text:span text:style-name="T9">predict</text:span><text:bookmark text:name="page11R_mcid143"/><text:span text:style-name="T9">(</text:span><text:bookmark text:name="page11R_mcid144"/><text:span text:style-name="T9">X_test</text:span><text:bookmark text:name="page11R_mcid145"/><text:span text:style-name="T9">)</text:span></text:p>
      <text:p text:style-name="P14"/>
      <text:p text:style-name="P14"><text:bookmark text:name="page11R_mcid146"/><text:span text:style-name="T9">print</text:span><text:bookmark text:name="page11R_mcid147"/><text:span text:style-name="T9">(</text:span><text:bookmark text:name="page11R_mcid148"/><text:span text:style-name="T9">"Accuracy:"</text:span><text:bookmark text:name="page11R_mcid149"/><text:span text:style-name="T9">,</text:span><text:bookmark text:name="page11R_mcid150"/><text:span text:style-name="T9">accuracy_score</text:span><text:bookmark text:name="page11R_mcid151"/><text:span text:style-name="T9">(</text:span><text:bookmark text:name="page11R_mcid152"/><text:span text:style-name="T9">Y_test</text:span><text:bookmark text:name="page11R_mcid153"/><text:span text:style-name="T9">,</text:span><text:bookmark text:name="page11R_mcid154"/><text:span text:style-name="T9">y_pred</text:span><text:bookmark text:name="page11R_mcid155"/><text:span text:style-name="T9">))</text:span></text:p>
      <text:p text:style-name="P14"/>
      <text:p text:style-name="P14"><text:bookmark text:name="page11R_mcid156"/><text:span text:style-name="T9">feature_importances_df</text:span><text:bookmark text:name="page11R_mcid157"/><text:bookmark text:name="page11R_mcid158"/> <text:span text:style-name="T9">=</text:span><text:bookmark text:name="page11R_mcid159"/><text:bookmark text:name="page11R_mcid160"/> <text:span text:style-name="T9">pd</text:span><text:bookmark text:name="page11R_mcid161"/><text:span text:style-name="T9">.</text:span><text:bookmark text:name="page11R_mcid162"/><text:span text:style-name="T9">DataFrame</text:span><text:bookmark text:name="page11R_mcid163"/><text:span text:style-name="T9">(</text:span><text:bookmark text:name="page11R_mcid164"/><text:line-break/><text:span text:style-name="T9">{</text:span><text:bookmark text:name="page11R_mcid165"/><text:span text:style-name="T9">"feature"</text:span><text:bookmark text:name="page11R_mcid166"/><text:span text:style-name="T9">:</text:span><text:bookmark text:name="page11R_mcid167"/><text:span text:style-name="T9">list</text:span><text:bookmark text:name="page11R_mcid168"/><text:span text:style-name="T9">(</text:span><text:bookmark text:name="page11R_mcid169"/><text:span text:style-name="T9">X</text:span><text:bookmark text:name="page11R_mcid170"/><text:span text:style-name="T9">.</text:span><text:bookmark text:name="page11R_mcid171"/><text:span text:style-name="T9">columns</text:span><text:bookmark text:name="page11R_mcid172"/><text:span text:style-name="T9">),</text:span><text:bookmark text:name="page11R_mcid173"/><text:span text:style-name="T9">"importance"</text:span><text:bookmark text:name="page11R_mcid174"/><text:span text:style-name="T9">:</text:span><text:bookmark text:name="page11R_mcid175"/><text:span text:style-name="T9">classifier</text:span><text:bookmark text:name="page11R_mcid176"/><text:span text:style-name="T9">.</text:span><text:bookmark text:name="page11R_mcid177"/><text:span text:style-name="T9">feature_importances_</text:span><text:bookmark text:name="page11R_mcid178"/><text:span text:style-name="T9">}</text:span><text:bookmark text:name="page11R_mcid179"/><text:line-break/><text:span text:style-name="T9">).</text:span><text:bookmark text:name="page11R_mcid180"/><text:span text:style-name="T9">sort_values</text:span><text:bookmark text:name="page11R_mcid181"/><text:span text:style-name="T9">(</text:span><text:bookmark text:name="page11R_mcid182"/><text:span text:style-name="T9">"importance"</text:span><text:bookmark text:name="page11R_mcid183"/><text:span text:style-name="T9">,</text:span><text:bookmark text:name="page11R_mcid184"/><text:span text:style-name="T9">ascending</text:span><text:bookmark text:name="page11R_mcid185"/><text:span text:style-name="T9">=</text:span><text:bookmark text:name="page11R_mcid186"/><text:span text:style-name="T9">False</text:span><text:bookmark text:name="page11R_mcid187"/><text:span text:style-name="T9">)</text:span></text:p>
      <text:p text:style-name="P14"/>
      <text:p text:style-name="P17"><text:bookmark text:name="page11R_mcid188"/>feature_importances_df</text:p>
      <text:p text:style-name="P14"/>
      <text:p text:style-name="P9"/>
      <text:p text:style-name="P9"/>
      <text:p text:style-name="P7"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monospace1" svg:font-family="monospace, 'Droid Sans Mono', monospace, monospace, 'Droid Sans Fallb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23:35:20.449131017</meta:creation-date>
    <dc:date>2023-01-10T12:26:38.378615667</dc:date>
    <meta:editing-duration>PT38M2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9" meta:paragraph-count="285" meta:word-count="844" meta:character-count="8544" meta:non-whitespace-character-count="7782"/>
  </office:meta>
</office:document-meta>
</file>